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c2f" officeooo:paragraph-rsid="0013bc2f"/>
    </style:style>
    <style:style style:name="P2" style:family="paragraph" style:parent-style-name="Standard">
      <style:text-properties officeooo:rsid="00146b46" officeooo:paragraph-rsid="00146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au = matrice</text:p>
      <text:p text:style-name="P1">case = vide, serpent, schlanga, obstacle</text:p>
      <text:p text:style-name="P1">coordonne = (x,y)</text:p>
      <text:p text:style-name="P1">serpent = liste chainé de coordonne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37:31.451263544</meta:creation-date>
    <dc:date>2016-02-10T15:46:04.289943124</dc:date>
    <meta:editing-duration>PT3M5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8" meta:character-count="111" meta:non-whitespace-character-count="97"/>
  </office:meta>
</office:document-meta>
</file>